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12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5-12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5-12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5-12-0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0-07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15-07-01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Estimate (E)</text:p>
            <text:p>2020-07-01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Estimate (E)</text:p>
            <text:p>2023-07-01</text:p>
          </table:table-cell>
        </table:table-row>
        <table:table-row table:style-name="ro2">
          <table:table-cell office:value-type="string" calcext:value-type="string">
            <text:p><text:a xlink:href="javascript:sym(11720)" xlink:type="simple">Abū Ẓaby</text:a> [Abu Dhabi]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ابو ظبى</text:p>
          </table:table-cell>
          <table:table-cell office:value-type="float" office:value="243257" calcext:value-type="float">
            <text:p>243257</text:p>
          </table:table-cell>
          <table:table-cell office:value-type="float" office:value="283361" calcext:value-type="float">
            <text:p>283361</text:p>
          </table:table-cell>
          <table:table-cell office:value-type="float" office:value="398695" calcext:value-type="float">
            <text:p>398695</text:p>
          </table:table-cell>
          <table:table-cell table:style-name="ce3" office:value-type="float" office:value="670000" calcext:value-type="float">
            <text:p>670000</text:p>
          </table:table-cell>
          <table:table-cell office:value-type="float" office:value="912318" calcext:value-type="float">
            <text:p>912318</text:p>
          </table:table-cell>
          <table:table-cell office:value-type="float" office:value="1202756" calcext:value-type="float">
            <text:p>1202756</text:p>
          </table:table-cell>
          <table:table-cell office:value-type="string" calcext:value-type="string">
            <text:p>...</text:p>
          </table:table-cell>
          <table:table-cell office:value-type="float" office:value="1750000" calcext:value-type="float">
            <text:p>1750000</text:p>
          </table:table-cell>
        </table:table-row>
        <table:table-row table:style-name="ro3">
          <table:table-cell office:value-type="string" calcext:value-type="string">
            <text:p><text:a xlink:href="javascript:sym(35573)" xlink:type="simple">Ad-Dhaīd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الذيد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0165" calcext:value-type="float">
            <text:p>20165</text:p>
          </table:table-cell>
          <table:table-cell office:value-type="string" calcext:value-type="string">
            <text:p>...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3">
          <table:table-cell office:value-type="string" calcext:value-type="string">
            <text:p><text:a xlink:href="javascript:sym(11722)" xlink:type="simple">'Ajmān</text:a></text:p>
          </table:table-cell>
          <table:table-cell office:value-type="string" calcext:value-type="string">
            <text:p>AJM</text:p>
          </table:table-cell>
          <table:table-cell office:value-type="string" calcext:value-type="string">
            <text:p>عجمان</text:p>
          </table:table-cell>
          <table:table-cell office:value-type="float" office:value="33651" calcext:value-type="float">
            <text:p>33651</text:p>
          </table:table-cell>
          <table:table-cell office:value-type="float" office:value="49108" calcext:value-type="float">
            <text:p>49108</text:p>
          </table:table-cell>
          <table:table-cell office:value-type="float" office:value="114395" calcext:value-type="float">
            <text:p>114395</text:p>
          </table:table-cell>
          <table:table-cell office:value-type="float" office:value="197470" calcext:value-type="float">
            <text:p>197470</text:p>
          </table:table-cell>
          <table:table-cell office:value-type="string" calcext:value-type="string">
            <text:p>...</text:p>
          </table:table-cell>
          <table:table-cell table:style-name="ce3" office:value-type="float" office:value="450000" calcext:value-type="float">
            <text:p>450000</text:p>
          </table:table-cell>
          <table:table-cell office:value-type="float" office:value="529157" calcext:value-type="float">
            <text:p>529157</text:p>
          </table:table-cell>
          <table:table-cell table:style-name="ce2" office:value-type="float" office:value="557071" calcext:value-type="float">
            <text:p>557071</text:p>
          </table:table-cell>
        </table:table-row>
        <table:table-row table:style-name="ro2">
          <table:table-cell office:value-type="string" calcext:value-type="string">
            <text:p><text:a xlink:href="javascript:sym(11721)" xlink:type="simple">Al-'Ayn</text:a> [Al Ain]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العين</text:p>
          </table:table-cell>
          <table:table-cell office:value-type="float" office:value="102329" calcext:value-type="float">
            <text:p>102329</text:p>
          </table:table-cell>
          <table:table-cell office:value-type="float" office:value="133022" calcext:value-type="float">
            <text:p>133022</text:p>
          </table:table-cell>
          <table:table-cell office:value-type="float" office:value="225970" calcext:value-type="float">
            <text:p>225970</text:p>
          </table:table-cell>
          <table:table-cell table:style-name="ce3" office:value-type="float" office:value="290000" calcext:value-type="float">
            <text:p>290000</text:p>
          </table:table-cell>
          <table:table-cell office:value-type="float" office:value="376929" calcext:value-type="float">
            <text:p>376929</text:p>
          </table:table-cell>
          <table:table-cell office:value-type="float" office:value="496205" calcext:value-type="float">
            <text:p>496205</text:p>
          </table:table-cell>
          <table:table-cell office:value-type="string" calcext:value-type="string">
            <text:p>...</text:p>
          </table:table-cell>
          <table:table-cell office:value-type="float" office:value="690000" calcext:value-type="float">
            <text:p>690000</text:p>
          </table:table-cell>
        </table:table-row>
        <table:table-row table:style-name="ro3">
          <table:table-cell office:value-type="string" calcext:value-type="string">
            <text:p><text:a xlink:href="javascript:sym(35576)" xlink:type="simple">Al-Baṭāeḥ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البطائح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...</text:p>
          </table:table-cell>
          <table:table-cell office:value-type="float" office:value="7000" calcext:value-type="float">
            <text:p>7000</text:p>
          </table:table-cell>
        </table:table-row>
        <table:table-row table:style-name="ro4">
          <table:table-cell office:value-type="string" calcext:value-type="string">
            <text:p><text:a xlink:href="javascript:sym(11723)" xlink:type="simple">Al-Fujayrah</text:a> (Madīnat al-Fujayrah) [Fujairah City]</text:p>
          </table:table-cell>
          <table:table-cell office:value-type="string" calcext:value-type="string">
            <text:p>FUJ</text:p>
          </table:table-cell>
          <table:table-cell office:value-type="string" calcext:value-type="string">
            <text:p>مدينة الفجيرة</text:p>
          </table:table-cell>
          <table:table-cell office:value-type="float" office:value="12659" calcext:value-type="float">
            <text:p>12659</text:p>
          </table:table-cell>
          <table:table-cell office:value-type="float" office:value="17926" calcext:value-type="float">
            <text:p>17926</text:p>
          </table:table-cell>
          <table:table-cell office:value-type="float" office:value="33176" calcext:value-type="float">
            <text:p>33176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72292" calcext:value-type="float">
            <text:p>72292</text:p>
          </table:table-cell>
          <table:table-cell office:value-type="float" office:value="92201" calcext:value-type="float">
            <text:p>92201</text:p>
          </table:table-cell>
          <table:table-cell office:value-type="float" office:value="108241" calcext:value-type="float">
            <text:p>108241</text:p>
          </table:table-cell>
          <table:table-cell table:style-name="ce2" office:value-type="float" office:value="114356" calcext:value-type="float">
            <text:p>114356</text:p>
          </table:table-cell>
        </table:table-row>
        <table:table-row table:style-name="ro3">
          <table:table-cell office:value-type="string" calcext:value-type="string">
            <text:p><text:a xlink:href="javascript:sym(35572)" xlink:type="simple">Al-Ḥamriyah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الحمریه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...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3">
          <table:table-cell office:value-type="string" calcext:value-type="string">
            <text:p><text:a xlink:href="javascript:sym(35574)" xlink:type="simple">Al-Madām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المدام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...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<text:a xlink:href="javascript:sym(37020)" xlink:type="simple">Al-Manāmah</text:a> [Manama]</text:p>
          </table:table-cell>
          <table:table-cell office:value-type="string" calcext:value-type="string">
            <text:p>AJM</text:p>
          </table:table-cell>
          <table:table-cell office:value-type="string" calcext:value-type="string">
            <text:p>المنامة</text:p>
          </table:table-cell>
          <table:table-cell table:number-columns-repeated="5" office:value-type="string" calcext:value-type="string">
            <text:p>...</text:p>
          </table:table-cell>
          <table:table-cell table:style-name="ce3" office:value-type="float" office:value="5500" calcext:value-type="float">
            <text:p>5500</text:p>
          </table:table-cell>
          <table:table-cell office:value-type="float" office:value="6269" calcext:value-type="float">
            <text:p>6269</text:p>
          </table:table-cell>
          <table:table-cell table:style-name="ce2" office:value-type="float" office:value="6600" calcext:value-type="float">
            <text:p>6600</text:p>
          </table:table-cell>
        </table:table-row>
        <table:table-row table:style-name="ro2">
          <table:table-cell office:value-type="string" calcext:value-type="string">
            <text:p><text:a xlink:href="javascript:sym(11724)" xlink:type="simple">Ash-Shāriqah</text:a> [Sharjah City]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الشارقة</text:p>
          </table:table-cell>
          <table:table-cell office:value-type="float" office:value="125193" calcext:value-type="float">
            <text:p>125193</text:p>
          </table:table-cell>
          <table:table-cell office:value-type="float" office:value="173787" calcext:value-type="float">
            <text:p>173787</text:p>
          </table:table-cell>
          <table:table-cell office:value-type="float" office:value="320095" calcext:value-type="float">
            <text:p>320095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900000" calcext:value-type="float">
            <text:p>900000</text:p>
          </table:table-cell>
          <table:table-cell office:value-type="float" office:value="1274749" calcext:value-type="float">
            <text:p>1274749</text:p>
          </table:table-cell>
          <table:table-cell office:value-type="string" calcext:value-type="string">
            <text:p>...</text:p>
          </table:table-cell>
          <table:table-cell office:value-type="float" office:value="1610000" calcext:value-type="float">
            <text:p>1610000</text:p>
          </table:table-cell>
        </table:table-row>
        <table:table-row table:style-name="ro1">
          <table:table-cell office:value-type="string" calcext:value-type="string">
            <text:p><text:a xlink:href="javascript:sym(33697)" xlink:type="simple">Dibā al-Fujayrah</text:a> (Madīnat Dibā) [Dibba]</text:p>
          </table:table-cell>
          <table:table-cell office:value-type="string" calcext:value-type="string">
            <text:p>FUJ</text:p>
          </table:table-cell>
          <table:table-cell office:value-type="string" calcext:value-type="string">
            <text:p>دبا الفجيرة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22973" calcext:value-type="float">
            <text:p>22973</text:p>
          </table:table-cell>
          <table:table-cell office:value-type="float" office:value="29301" calcext:value-type="float">
            <text:p>29301</text:p>
          </table:table-cell>
          <table:table-cell office:value-type="float" office:value="46625" calcext:value-type="float">
            <text:p>46625</text:p>
          </table:table-cell>
          <table:table-cell table:style-name="ce2" office:value-type="float" office:value="49333" calcext:value-type="float">
            <text:p>49333</text:p>
          </table:table-cell>
        </table:table-row>
        <table:table-row table:style-name="ro2">
          <table:table-cell office:value-type="string" calcext:value-type="string">
            <text:p><text:a xlink:href="javascript:sym(35579)" xlink:type="simple">Dibā al-Ḥiṣn</text:a> [Dibba]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دبا الحصن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2573" calcext:value-type="float">
            <text:p>12573</text:p>
          </table:table-cell>
          <table:table-cell office:value-type="string" calcext:value-type="string">
            <text:p>..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11725)" xlink:type="simple">Dubayy</text:a> [Dubai]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دبى</text:p>
          </table:table-cell>
          <table:table-cell office:value-type="float" office:value="263449" calcext:value-type="float">
            <text:p>263449</text:p>
          </table:table-cell>
          <table:table-cell office:value-type="float" office:value="354175" calcext:value-type="float">
            <text:p>354175</text:p>
          </table:table-cell>
          <table:table-cell office:value-type="float" office:value="669181" calcext:value-type="float">
            <text:p>669181</text:p>
          </table:table-cell>
          <table:table-cell office:value-type="float" office:value="1305060" calcext:value-type="float">
            <text:p>1305060</text:p>
          </table:table-cell>
          <table:table-cell office:value-type="float" office:value="1874729" calcext:value-type="float">
            <text:p>1874729</text:p>
          </table:table-cell>
          <table:table-cell office:value-type="float" office:value="2401067" calcext:value-type="float">
            <text:p>2401067</text:p>
          </table:table-cell>
          <table:table-cell office:value-type="float" office:value="3342302" calcext:value-type="float">
            <text:p>3342302</text:p>
          </table:table-cell>
          <table:table-cell table:style-name="ce2" office:value-type="float" office:value="3570099" calcext:value-type="float">
            <text:p>3570099</text:p>
          </table:table-cell>
        </table:table-row>
        <table:table-row table:style-name="ro3">
          <table:table-cell office:value-type="string" calcext:value-type="string">
            <text:p><text:a xlink:href="javascript:sym(33698)" xlink:type="simple">Ḥatā</text:a> [Hatta]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حتا‎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307" calcext:value-type="float">
            <text:p>6307</text:p>
          </table:table-cell>
          <table:table-cell office:value-type="float" office:value="9183" calcext:value-type="float">
            <text:p>9183</text:p>
          </table:table-cell>
          <table:table-cell office:value-type="float" office:value="11996" calcext:value-type="float">
            <text:p>11996</text:p>
          </table:table-cell>
          <table:table-cell office:value-type="float" office:value="14400" calcext:value-type="float">
            <text:p>14400</text:p>
          </table:table-cell>
          <table:table-cell table:style-name="ce2" office:value-type="float" office:value="15792" calcext:value-type="float">
            <text:p>15792</text:p>
          </table:table-cell>
        </table:table-row>
        <table:table-row table:style-name="ro3">
          <table:table-cell office:value-type="string" calcext:value-type="string">
            <text:p><text:a xlink:href="javascript:sym(35578)" xlink:type="simple">Kalbā'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كلباء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37545" calcext:value-type="float">
            <text:p>37545</text:p>
          </table:table-cell>
          <table:table-cell office:value-type="string" calcext:value-type="string">
            <text:p>...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<text:a xlink:href="javascript:sym(11728)" xlink:type="simple">Khawr Fakān</text:a> [Khor Fakkan]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خور فكان</text:p>
          </table:table-cell>
          <table:table-cell office:value-type="float" office:value="10790" calcext:value-type="float">
            <text:p>10790</text:p>
          </table:table-cell>
          <table:table-cell office:value-type="float" office:value="15330" calcext:value-type="float">
            <text:p>15330</text:p>
          </table:table-cell>
          <table:table-cell office:value-type="float" office:value="22594" calcext:value-type="float">
            <text:p>22594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34000" calcext:value-type="float">
            <text:p>34000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...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4">
          <table:table-cell office:value-type="string" calcext:value-type="string">
            <text:p><text:a xlink:href="javascript:sym(37021)" xlink:type="simple">Maṣfūt</text:a> (incl. Sayḥ Muzayra') [Masfout]</text:p>
          </table:table-cell>
          <table:table-cell office:value-type="string" calcext:value-type="string">
            <text:p>AJM</text:p>
          </table:table-cell>
          <table:table-cell office:value-type="string" calcext:value-type="string">
            <text:p>مصفوت</text:p>
          </table:table-cell>
          <table:table-cell table:number-columns-repeated="5" office:value-type="string" calcext:value-type="string">
            <text:p>...</text:p>
          </table:table-cell>
          <table:table-cell table:style-name="ce3" office:value-type="float" office:value="8500" calcext:value-type="float">
            <text:p>8500</text:p>
          </table:table-cell>
          <table:table-cell office:value-type="float" office:value="9703" calcext:value-type="float">
            <text:p>9703</text:p>
          </table:table-cell>
          <table:table-cell table:style-name="ce2" office:value-type="float" office:value="10215" calcext:value-type="float">
            <text:p>10215</text:p>
          </table:table-cell>
        </table:table-row>
        <table:table-row table:style-name="ro2">
          <table:table-cell office:value-type="string" calcext:value-type="string">
            <text:p><text:a xlink:href="javascript:sym(35575)" xlink:type="simple">Mileīḥah</text:a> [Mileiha]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مليحة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...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<text:a xlink:href="javascript:sym(11726)" xlink:type="simple">Rā's al-Khaymah</text:a> [Ras al-Khaimah]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رأس الخيمة</text:p>
          </table:table-cell>
          <table:table-cell office:value-type="float" office:value="41435" calcext:value-type="float">
            <text:p>41435</text:p>
          </table:table-cell>
          <table:table-cell office:value-type="float" office:value="54425" calcext:value-type="float">
            <text:p>54425</text:p>
          </table:table-cell>
          <table:table-cell office:value-type="float" office:value="77550" calcext:value-type="float">
            <text:p>77550</text:p>
          </table:table-cell>
          <table:table-cell office:value-type="float" office:value="111261" calcext:value-type="float">
            <text:p>111261</text:p>
          </table:table-cell>
          <table:table-cell office:value-type="float" office:value="218000" calcext:value-type="float">
            <text:p>218000</text:p>
          </table:table-cell>
          <table:table-cell table:style-name="ce3" office:value-type="float" office:value="263000" calcext:value-type="float">
            <text:p>263000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11727)" xlink:type="simple">Umm al-Qaywayn</text:a> [Umm al-Quwain]</text:p>
          </table:table-cell>
          <table:table-cell office:value-type="string" calcext:value-type="string">
            <text:p>UAQ</text:p>
          </table:table-cell>
          <table:table-cell office:value-type="string" calcext:value-type="string">
            <text:p>أم القيوين</text:p>
          </table:table-cell>
          <table:table-cell office:value-type="float" office:value="9652" calcext:value-type="float">
            <text:p>9652</text:p>
          </table:table-cell>
          <table:table-cell office:value-type="float" office:value="17926" calcext:value-type="float">
            <text:p>17926</text:p>
          </table:table-cell>
          <table:table-cell office:value-type="float" office:value="25052" calcext:value-type="float">
            <text:p>25052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...</text:p>
          </table:table-cell>
          <table:table-cell table:style-name="ce3" office:value-type="float" office:value="75000" calcext:value-type="float">
            <text:p>75000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0:47.659309000</meta:creation-date>
    <dc:date>2025-04-17T07:00:58.377767900</dc:date>
    <meta:editing-duration>PT10S</meta:editing-duration>
    <meta:editing-cycles>1</meta:editing-cycles>
    <meta:document-statistic meta:table-count="1" meta:cell-count="231" meta:object-count="0"/>
    <meta:generator>LibreOffice/25.2.2.2$Windows_X86_64 LibreOffice_project/7370d4be9e3cf6031a51beef54ff3bda878e3fac</meta:generator>
  </office:meta>
</office:document-meta>
</file>